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1">
            <text:p>11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1-11_07-39-30_000.jpg</text:p>
          </table:table-cell>
          <table:table-cell table:style-name="ce26" office:value-type="string">
            <text:p>:m :PHOTO 起きた時刻 / 2022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1-11_02-43-09_000.jpg</text:p>
          </table:table-cell>
          <table:table-cell table:style-name="ce26" office:value-type="string">
            <text:p>:m :PHOTO 寝た時刻 / 2022 / オナニー、未了、duration=30m?時間ぐらい,other=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2 / オナニー、未了、duration=30m?時間ぐらい,other=~">
            <text:p>:m :PHOTO 寝た時刻 / 2022 / オナニー、未了、duration=30m?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1-11_12-05-28_000.jpg</text:p>
          </table:table-cell>
          <table:table-cell table:style-name="ce26" office:value-type="string">
            <text:p>:m #*# / memo:other(m:other) / topic=習字, about=,other=,id=~,content=数;量;語;類;義;務;溶;媒;質;純;粋;福;溶;媒;質;郡;国;崎;面;積;頭;部;側;腹;路;話;語;鯖;越;前;兼;園;</text:p>
          </table:table-cell>
          <table:table-cell table:style-name="ce28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#*# / memo:other(m:other) / topic=習字, about=,other=,id=~,content=数;量;語;類;義;務;溶;媒;質;純;粋;福;溶;媒;質;郡;国;崎;面;積;頭;部;側;腹;路;話;語;鯖;越;前;兼;園;">
            <text:p>:m #*# / memo:other(m:other) / topic=習字, about=,other=,id=~,content=数;量;語;類;義;務;溶;媒;質;純;粋;福;溶;媒;質;郡;国;崎;面;積;頭;部;側;腹;路;話;語;鯖;越;前;兼;園;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8" office:value-type="string">
            <text:p>2023-01-10_11-43-03_000.jpg</text:p>
          </table:table-cell>
          <table:table-cell table:style-name="ce26" office:value-type="string">
            <text:p>:m #*# RES / JVEMV6 64#228_minzoku_sisoo / 『現代日本思想大系　第３０巻　民俗の思想』 著者=柳宗悦（この章の著者）,校注=~ / p.247 / w=,topic=~,publisher=~,other=作地図：福井県：嶺北[れいほく</text:p>
          </table:table-cell>
          <table:table-cell table:style-name="ce28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#*# RES / JVEMV6 64#228_minzoku_sisoo / 『現代日本思想大系　第３０巻　民俗の思想』 著者=柳宗悦（この章の著者）,校注=~ / p.247 / w=,topic=~,publisher=~,other=作地図：福井県：嶺北[れいほく">
            <text:p>:m #*# RES / JVEMV6 64#228_minzoku_sisoo / 『現代日本思想大系　第３０巻　民俗の思想』 著者=柳宗悦（この章の著者）,校注=~ / p.247 / w=,topic=~,publisher=~,other=作地図：福井県：嶺北[れいほ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3-01-10_13-45-52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1-10_21-11-56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1-11_07-48-16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 office:value-type="string">
            <text:p>2023-01-10_17-00-04_000.jpg</text:p>
          </table:table-cell>
          <table:table-cell table:style-name="ce26" office:value-type="string">
            <text:p>:m RES 1*2 / free# JVEMV6 83#_82:1 / 83. chemistry / topics=物理化学：溶液,w=エチレングリコール,s=~,i=~,other=memo+:エチレングリコール：エタノール：比較;memo+:双極子モーメント,next=,doc=r-1-1~1.3:『読み物　物理化学』:p.38</text:p>
          </table:table-cell>
          <table:table-cell table:style-name="ce26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m RES 1*2 / free# JVEMV6 83#_82:1 / 83. chemistry / topics=物理化学：溶液,w=エチレングリコール,s=~,i=~,other=memo+:エチレングリコール：エタノール：比較;memo+:双極子モーメント,next=,doc=r-1-1~1.3:『読み物　物理化学』:p.38">
            <text:p>:m RES 1*2 / free# JVEMV6 83#_82:1 / 83. chemistry / topics=物理化学：溶液,w=エチレングリコール,s=~,i=~,other=memo+:エチレングリコール：エタノール：比較;memo+:双極子モーメント,next=,doc=r-1-1~1.3:『読み物　物理化学』:p.38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1-10_17-00-25_000.jpg</text:p>
          </table:table-cell>
          <table:table-cell table:style-name="ce26" office:value-type="string">
            <text:p>:m RES 2*2 / free# JVEMV6 83#_82:1 / 83. chemistry / topics=物理化学：溶液,w=浸透圧,s=~,i=~,other=memo+:双極子モーメント,next=,doc=r-1-1~1.3:『読み物　物理化学』:p.38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m RES 2*2 / free# JVEMV6 83#_82:1 / 83. chemistry / topics=物理化学：溶液,w=浸透圧,s=~,i=~,other=memo+:双極子モーメント,next=,doc=r-1-1~1.3:『読み物　物理化学』:p.38">
            <text:p>:m RES 2*2 / free# JVEMV6 83#_82:1 / 83. chemistry / topics=物理化学：溶液,w=浸透圧,s=~,i=~,other=memo+:双極子モーメント,next=,doc=r-1-1~1.3:『読み物　物理化学』:p.38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1-10_23-53-30_000.jpg</text:p>
          </table:table-cell>
          <table:table-cell table:style-name="ce26" office:value-type="string">
            <text:p>:m :? #*# / topic=化学：物理化学 / content=二つの溶液：混合（m1）：元の溶液の、pHを、算定。 / status=~ / other=~,id=6SYR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m :? #*# / topic=化学：物理化学 / content=二つの溶液：混合（m1）：元の溶液の、pHを、算定。 / status=~ / other=~,id=6SYR">
            <text:p>:m :? #*# / topic=化学：物理化学 / content=二つの溶液：混合（m1）：元の溶液の、pHを、算定。 / status=~ / other=~,id=6SYR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7" office:value-type="string">
            <text:p>2023-01-11_12-06-08_000.jpg</text:p>
          </table:table-cell>
          <table:table-cell table:style-name="ce26" office:value-type="string">
            <text:p>:m #*# RES / JVEMV6 64#228_minzoku_sisoo / 『現代日本思想大系　第３０巻　民俗の思想』 著者=柳宗悦（この章の著者）,校注=~ / p.247 / w=,topic=兼六園,publisher=~,other=作地図：石川県：奥能登；石川県：南部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m #*# RES / JVEMV6 64#228_minzoku_sisoo / 『現代日本思想大系　第３０巻　民俗の思想』 著者=柳宗悦（この章の著者）,校注=~ / p.247 / w=,topic=兼六園,publisher=~,other=作地図：石川県：奥能登；石川県：南部">
            <text:p>:m #*# RES / JVEMV6 64#228_minzoku_sisoo / 『現代日本思想大系　第３０巻　民俗の思想』 著者=柳宗悦（この章の著者）,校注=~ / p.247 / w=,topic=兼六園,publisher=~,other=作地図：石川県：奥能登；石川県：南部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2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2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2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16];[.K16])" office:value-type="float" office:value="0">
            <text:p>#VALUE!</text:p>
          </table:table-cell>
          <table:table-cell table:style-name="ce52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1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1">2023/01/11</text:date>, <text:time>12:33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11T12:33:59.30</dc:date>
    <dc:creator>iwabuchi ken</dc:creator>
    <meta:editing-duration>P52DT22H4M5S</meta:editing-duration>
    <meta:editing-cycles>16983</meta:editing-cycles>
    <meta:document-statistic meta:table-count="2" meta:cell-count="919" meta:object-count="0"/>
    <meta:user-defined meta:name="qrichtext">1</meta:user-defined>
  </office:meta>
</office:document-meta>
</file>